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7000002292CFE1871492F38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9b7" officeooo:paragraph-rsid="000379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ologador: Universidad Pablo de Olavide, Sevilla</text:p>
      <text:p text:style-name="P1"/>
      <text:p text:style-name="P1">Captura de pantalla:</text:p>
      <text:p text:style-name="P1"><draw:frame draw:style-name="fr1" draw:name="Image1" text:anchor-type="char" svg:width="17cm" svg:height="12.13cm" draw:z-index="0"><draw:image xlink:href="Pictures/1000020100000307000002292CFE1871492F38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4:34:20.692421143</meta:creation-date>
    <dc:date>2021-05-05T14:46:18.775447167</dc:date>
    <meta:editing-duration>PT11M58S</meta:editing-duration>
    <meta:editing-cycles>1</meta:editing-cycles>
    <meta:document-statistic meta:table-count="0" meta:image-count="1" meta:object-count="0" meta:page-count="1" meta:paragraph-count="2" meta:word-count="9" meta:character-count="70" meta:non-whitespace-character-count="63"/>
    <meta:generator>LibreOffice/6.4.7.2$Linux_X86_64 LibreOffice_project/40$Build-2</meta:generator>
  </office:meta>
</office:document-meta>
</file>